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Свободата</text:p>
      <text:p text:style-name="Normal"/>
      <text:p text:style-name="Normal"/>
      <text:p text:style-name="Normal">Обвити в грях, объркани в свободата, изразът на душевно болните. Среброто срещу прошка, невидните в страдание. Войната която не можем да видим. Молитви към божия дух, без действия нищо не става. На думи всеки човек е голям, но най-голям е този който прави казанот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9:14:00Z</meta:creation-date>
    <dc:date>2023-10-25T09:42:00Z</dc:date>
    <meta:template xlink:href="Normal.dotm" xlink:type="simple"/>
    <meta:editing-cycles>7</meta:editing-cycles>
    <meta:editing-duration>PT120S</meta:editing-duration>
    <meta:document-statistic meta:page-count="1" meta:paragraph-count="1" meta:word-count="41" meta:character-count="277" meta:row-count="1" meta:non-whitespace-character-count="237"/>
  </office:meta>
</office:document-meta>
</file>